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1.2472in" text:min-label-width="0.25in"/>
      </text:list-level-style-number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25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125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3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4" style:parent-style-name="Überschrift1" style:family="paragraph">
      <style:paragraph-properties fo:margin-top="0.0479in"/>
    </style:style>
    <style:style style:name="T25" style:parent-style-name="Absatz-Standardschriftart" style:family="text">
      <style:text-properties fo:color="#009DE0" fo:letter-spacing="-0.0006in"/>
    </style:style>
    <style:style style:name="T26" style:parent-style-name="Absatz-Standardschriftart" style:family="text">
      <style:text-properties fo:color="#009DE0" fo:letter-spacing="-0.0138in"/>
    </style:style>
    <style:style style:name="T27" style:parent-style-name="Absatz-Standardschriftart" style:family="text">
      <style:text-properties fo:color="#009DE0"/>
    </style:style>
    <style:style style:name="P28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2in"/>
    </style:style>
    <style:style style:name="T31" style:parent-style-name="Absatz-Standardschriftart" style:family="text">
      <style:text-properties fo:letter-spacing="-0.0013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13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34in"/>
    </style:style>
    <style:style style:name="T37" style:parent-style-name="Absatz-Standardschriftart" style:family="text">
      <style:text-properties fo:letter-spacing="-0.0006in"/>
    </style:style>
    <style:style style:name="P38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T39" style:parent-style-name="Absatz-Standardschriftart" style:family="text">
      <style:text-properties fo:color="#009DE0" fo:letter-spacing="-0.0006in"/>
    </style:style>
    <style:style style:name="P40" style:parent-style-name="Standard" style:family="paragraph">
      <style:paragraph-properties fo:margin-top="0.002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42" style:family="table-column">
      <style:table-column-properties style:column-width="3.127in" style:use-optimal-column-width="false"/>
    </style:style>
    <style:style style:name="TableColumn43" style:family="table-column">
      <style:table-column-properties style:column-width="0.275in" style:use-optimal-column-width="false"/>
    </style:style>
    <style:style style:name="TableColumn44" style:family="table-column">
      <style:table-column-properties style:column-width="0.275in" style:use-optimal-column-width="false"/>
    </style:style>
    <style:style style:name="TableColumn45" style:family="table-column">
      <style:table-column-properties style:column-width="0.275in" style:use-optimal-column-width="false"/>
    </style:style>
    <style:style style:name="TableColumn46" style:family="table-column">
      <style:table-column-properties style:column-width="0.275in" style:use-optimal-column-width="false"/>
    </style:style>
    <style:style style:name="TableColumn47" style:family="table-column">
      <style:table-column-properties style:column-width="0.275in" style:use-optimal-column-width="false"/>
    </style:style>
    <style:style style:name="TableColumn48" style:family="table-column">
      <style:table-column-properties style:column-width="1.7388in" style:use-optimal-column-width="false"/>
    </style:style>
    <style:style style:name="Table41" style:family="table">
      <style:table-properties style:width="6.2409in" fo:margin-left="0.9131in" table:align="left"/>
    </style:style>
    <style:style style:name="TableRow49" style:family="table-row">
      <style:table-row-properties style:row-height="0.2263in" style:use-optimal-row-height="false"/>
    </style:style>
    <style:style style:name="TableCell50" style:family="table-cell">
      <style:table-cell-properties fo:border="0.0138in solid #000000" fo:padding-top="0in" fo:padding-left="0in" fo:padding-bottom="0in" fo:padding-right="0in"/>
    </style:style>
    <style:style style:name="P51" style:parent-style-name="TableParagraph" style:family="paragraph">
      <style:paragraph-properties fo:margin-top="0.0354in" fo:margin-left="0.0305in">
        <style:tab-stops/>
      </style:paragraph-properties>
    </style:style>
    <style:style style:name="T52" style:parent-style-name="Absatz-Standardschriftart" style:family="text">
      <style:text-properties style:font-name="Arial" fo:font-size="9pt" style:font-size-asian="9pt"/>
    </style:style>
    <style:style style:name="T53" style:parent-style-name="Absatz-Standardschriftart" style:family="text">
      <style:text-properties style:font-name="Arial" fo:letter-spacing="-0.002in" fo:font-size="9pt" style:font-size-asian="9pt"/>
    </style:style>
    <style:style style:name="T54" style:parent-style-name="Absatz-Standardschriftart" style:family="text">
      <style:text-properties style:font-name="Arial" fo:font-size="9pt" style:font-size-asian="9pt"/>
    </style:style>
    <style:style style:name="T55" style:parent-style-name="Absatz-Standardschriftart" style:family="text">
      <style:text-properties style:font-name="Arial" fo:letter-spacing="-0.0006in" fo:font-size="9pt" style:font-size-asian="9pt"/>
    </style:style>
    <style:style style:name="T56" style:parent-style-name="Absatz-Standardschriftart" style:family="text">
      <style:text-properties style:font-name="Arial" fo:font-size="9pt" style:font-size-asian="9pt"/>
    </style:style>
    <style:style style:name="T57" style:parent-style-name="Absatz-Standardschriftart" style:family="text">
      <style:text-properties style:font-name="Arial" fo:letter-spacing="-0.0034in" fo:font-size="9pt" style:font-size-asian="9pt"/>
    </style:style>
    <style:style style:name="T58" style:parent-style-name="Absatz-Standardschriftart" style:family="text">
      <style:text-properties style:font-name="Arial" fo:letter-spacing="-0.0006in" fo:font-size="9pt" style:font-size-asian="9pt"/>
    </style:style>
    <style:style style:name="TableCell59" style:family="table-cell">
      <style:table-cell-properties fo:border="0.0138in solid #000000" fo:padding-top="0in" fo:padding-left="0in" fo:padding-bottom="0in" fo:padding-right="0in"/>
    </style:style>
    <style:style style:name="TableRow60" style:family="table-row">
      <style:table-row-properties style:row-height="0.2263in" style:use-optimal-row-height="false"/>
    </style:style>
    <style:style style:name="TableCell61" style:family="table-cell">
      <style:table-cell-properties fo:border="0.0138in solid #000000" fo:padding-top="0in" fo:padding-left="0in" fo:padding-bottom="0in" fo:padding-right="0in"/>
    </style:style>
    <style:style style:name="P62" style:parent-style-name="TableParagraph" style:family="paragraph">
      <style:paragraph-properties fo:margin-top="0.0354in" fo:margin-left="0.0305in">
        <style:tab-stops/>
      </style:paragraph-properties>
    </style:style>
    <style:style style:name="T63" style:parent-style-name="Absatz-Standardschriftart" style:family="text">
      <style:text-properties style:font-name="Arial" fo:letter-spacing="-0.0013in" fo:font-size="9pt" style:font-size-asian="9pt"/>
    </style:style>
    <style:style style:name="T64" style:parent-style-name="Absatz-Standardschriftart" style:family="text">
      <style:text-properties style:font-name="Arial" fo:letter-spacing="-0.0006in" fo:font-size="9pt" style:font-size-asian="9pt"/>
    </style:style>
    <style:style style:name="T65" style:parent-style-name="Absatz-Standardschriftart" style:family="text">
      <style:text-properties style:font-name="Arial" fo:letter-spacing="0.0006in" fo:font-size="9pt" style:font-size-asian="9pt"/>
    </style:style>
    <style:style style:name="T66" style:parent-style-name="Absatz-Standardschriftart" style:family="text">
      <style:text-properties style:font-name="Arial" fo:letter-spacing="-0.0006in" fo:font-size="9pt" style:font-size-asian="9pt"/>
    </style:style>
    <style:style style:name="T67" style:parent-style-name="Absatz-Standardschriftart" style:family="text">
      <style:text-properties style:font-name="Arial" fo:font-size="9pt" style:font-size-asian="9pt"/>
    </style:style>
    <style:style style:name="TableCell68" style:family="table-cell">
      <style:table-cell-properties fo:border="0.0138in solid #000000" fo:padding-top="0in" fo:padding-left="0in" fo:padding-bottom="0in" fo:padding-right="0in"/>
    </style:style>
    <style:style style:name="TableCell69" style:family="table-cell">
      <style:table-cell-properties fo:border="0.0138in solid #000000" fo:padding-top="0in" fo:padding-left="0in" fo:padding-bottom="0in" fo:padding-right="0in"/>
    </style:style>
    <style:style style:name="TableCell70" style:family="table-cell">
      <style:table-cell-properties fo:border="0.0138in solid #000000" fo:padding-top="0in" fo:padding-left="0in" fo:padding-bottom="0in" fo:padding-right="0in"/>
    </style:style>
    <style:style style:name="TableCell71" style:family="table-cell">
      <style:table-cell-properties fo:border="0.0138in solid #000000" fo:padding-top="0in" fo:padding-left="0in" fo:padding-bottom="0in" fo:padding-right="0in"/>
    </style:style>
    <style:style style:name="TableCell72" style:family="table-cell">
      <style:table-cell-properties fo:border="0.0138in solid #000000" fo:padding-top="0in" fo:padding-left="0in" fo:padding-bottom="0in" fo:padding-right="0in"/>
    </style:style>
    <style:style style:name="TableCell73" style:family="table-cell">
      <style:table-cell-properties fo:border="0.0138in solid #000000" fo:padding-top="0in" fo:padding-left="0in" fo:padding-bottom="0in" fo:padding-right="0in"/>
    </style:style>
    <style:style style:name="P74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75" style:parent-style-name="Standard" style:family="paragraph">
      <style:paragraph-properties fo:margin-top="0.0479in" fo:margin-left="0.9138in">
        <style:tab-stops/>
      </style:paragraph-properties>
    </style:style>
    <style:style style:name="T76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77" style:parent-style-name="Textkörper" style:family="paragraph">
      <style:paragraph-properties fo:margin-top="0.1076in" fo:line-height="0.152in">
        <style:tab-stops>
          <style:tab-stop style:type="left" style:position="0.0006in"/>
        </style:tab-stops>
      </style:paragraph-properties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06in"/>
    </style:style>
    <style:style style:name="P8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13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13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P9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06in"/>
    </style:style>
    <style:style style:name="P9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5" style:parent-style-name="Absatz-Standardschriftart" style:family="text">
      <style:text-properties fo:letter-spacing="-0.002in"/>
    </style:style>
    <style:style style:name="T96" style:parent-style-name="Absatz-Standardschriftart" style:family="text">
      <style:text-properties fo:letter-spacing="-0.0013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2in"/>
    </style:style>
    <style:style style:name="T99" style:parent-style-name="Absatz-Standardschriftart" style:family="text">
      <style:text-properties fo:letter-spacing="-0.0013in"/>
    </style:style>
    <style:style style:name="T100" style:parent-style-name="Absatz-Standardschriftart" style:family="text">
      <style:text-properties fo:letter-spacing="-0.0013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13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13in"/>
    </style:style>
    <style:style style:name="T106" style:parent-style-name="Absatz-Standardschriftart" style:family="text">
      <style:text-properties fo:letter-spacing="-0.0006in"/>
    </style:style>
    <style:style style:name="P107" style:parent-style-name="Textkörper" style:family="paragraph">
      <style:paragraph-properties fo:margin-right="0.9347in">
        <style:tab-stops>
          <style:tab-stop style:type="left" style:position="0.0006in"/>
        </style:tab-stops>
      </style:paragraph-properties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0.0006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style:font-name="Times New Roman" fo:letter-spacing="0.0604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13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2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34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13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fo:letter-spacing="-0.0006in"/>
    </style:style>
    <style:style style:name="P131" style:parent-style-name="Textkörper" style:family="paragraph">
      <style:paragraph-properties fo:margin-right="1.1888in">
        <style:tab-stops>
          <style:tab-stop style:type="left" style:position="0.0006in"/>
        </style:tab-stops>
      </style:paragraph-properties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2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13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2in"/>
    </style:style>
    <style:style style:name="T142" style:parent-style-name="Absatz-Standardschriftart" style:family="text">
      <style:text-properties fo:letter-spacing="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13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style:font-name="Times New Roman" fo:letter-spacing="0.0534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13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2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2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13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style:font-name="Times New Roman" fo:letter-spacing="0.0576in" style:text-scale="99%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27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13in"/>
    </style:style>
    <style:style style:name="T167" style:parent-style-name="Absatz-Standardschriftart" style:family="text">
      <style:text-properties fo:letter-spacing="-0.0006in"/>
    </style:style>
    <style:style style:name="P168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2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2in"/>
    </style:style>
    <style:style style:name="T173" style:parent-style-name="Absatz-Standardschriftart" style:family="text">
      <style:text-properties fo:letter-spacing="-0.0006in"/>
    </style:style>
    <style:style style:name="P174" style:parent-style-name="Textkörper" style:family="paragraph">
      <style:paragraph-properties fo:margin-right="0.7541in">
        <style:tab-stops>
          <style:tab-stop style:type="left" style:position="0.0006in"/>
        </style:tab-stops>
      </style:paragraph-properties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13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0.0006in"/>
    </style:style>
    <style:style style:name="T189" style:parent-style-name="Absatz-Standardschriftart" style:family="text">
      <style:text-properties fo:letter-spacing="-0.002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13in"/>
    </style:style>
    <style:style style:name="T193" style:parent-style-name="Absatz-Standardschriftart" style:family="text">
      <style:text-properties style:font-name="Times New Roman" fo:letter-spacing="0.0618in"/>
    </style:style>
    <style:style style:name="T194" style:parent-style-name="Absatz-Standardschriftart" style:family="text">
      <style:text-properties fo:letter-spacing="-0.0006in"/>
    </style:style>
    <style:style style:name="P195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0.0006in"/>
    </style:style>
    <style:style style:name="T198" style:parent-style-name="Absatz-Standardschriftart" style:family="text">
      <style:text-properties fo:font-style="italic" style:font-style-asian="italic"/>
    </style:style>
    <style:style style:name="T199" style:parent-style-name="Absatz-Standardschriftart" style:family="text">
      <style:text-properties fo:font-style="italic" style:font-style-asian="italic" fo:letter-spacing="-0.002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2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2in"/>
    </style:style>
    <style:style style:name="T204" style:parent-style-name="Absatz-Standardschriftart" style:family="text">
      <style:text-properties fo:letter-spacing="-0.0006in"/>
    </style:style>
    <style:style style:name="P205" style:parent-style-name="Standard" style:family="paragraph">
      <style:paragraph-properties fo:margin-top="0.0048in"/>
      <style:text-properties style:font-name="Arial" style:font-name-asian="Arial" style:font-name-complex="Arial" fo:font-size="10pt" style:font-size-asian="10pt" style:font-size-complex="10pt"/>
    </style:style>
    <style:style style:name="T206" style:parent-style-name="Absatz-Standardschriftart" style:family="text">
      <style:text-properties fo:color="#009DE0" fo:letter-spacing="-0.0006in"/>
    </style:style>
    <style:style style:name="P207" style:parent-style-name="Standard" style:family="paragraph">
      <style:paragraph-properties fo:margin-top="0.0034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209" style:family="table-column">
      <style:table-column-properties style:column-width="3.0006in" style:use-optimal-column-width="false"/>
    </style:style>
    <style:style style:name="TableColumn210" style:family="table-column">
      <style:table-column-properties style:column-width="3.9708in" style:use-optimal-column-width="false"/>
    </style:style>
    <style:style style:name="Table208" style:family="table">
      <style:table-properties style:width="6.9715in" fo:margin-left="0.9131in" table:align="left"/>
    </style:style>
    <style:style style:name="TableRow211" style:family="table-row">
      <style:table-row-properties style:row-height="0.227in" style:use-optimal-row-height="false"/>
    </style:style>
    <style:style style:name="TableCell212" style:family="table-cell">
      <style:table-cell-properties fo:border="0.0138in solid #AAAAAA" fo:padding-top="0in" fo:padding-left="0in" fo:padding-bottom="0in" fo:padding-right="0in"/>
    </style:style>
    <style:style style:name="P213" style:parent-style-name="TableParagraph" style:family="paragraph">
      <style:paragraph-properties fo:margin-top="0.0319in" fo:margin-left="0.0305in">
        <style:tab-stops/>
      </style:paragraph-properties>
    </style:style>
    <style:style style:name="T214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15" style:parent-style-name="Absatz-Standardschriftart" style:family="text">
      <style:text-properties style:font-name="Arial" fo:font-weight="bold" style:font-weight-asian="bold" fo:letter-spacing="-0.0048in" fo:font-size="9pt" style:font-size-asian="9pt"/>
    </style:style>
    <style:style style:name="T21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17" style:parent-style-name="Absatz-Standardschriftart" style:family="text">
      <style:text-properties style:font-name="Arial" fo:font-weight="bold" style:font-weight-asian="bold" fo:letter-spacing="-0.0041in" fo:font-size="9pt" style:font-size-asian="9pt"/>
    </style:style>
    <style:style style:name="T218" style:parent-style-name="Absatz-Standardschriftart" style:family="text">
      <style:text-properties style:font-name="Arial" fo:font-weight="bold" style:font-weight-asian="bold" fo:font-size="9pt" style:font-size-asian="9pt"/>
    </style:style>
    <style:style style:name="T219" style:parent-style-name="Absatz-Standardschriftart" style:family="text">
      <style:text-properties style:font-name="Arial" fo:font-weight="bold" style:font-weight-asian="bold" fo:letter-spacing="-0.0055in" fo:font-size="9pt" style:font-size-asian="9pt"/>
    </style:style>
    <style:style style:name="T22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221" style:family="table-cell">
      <style:table-cell-properties fo:border="0.0138in solid #AAAAAA" fo:padding-top="0in" fo:padding-left="0in" fo:padding-bottom="0in" fo:padding-right="0in"/>
    </style:style>
    <style:style style:name="P222" style:parent-style-name="TableParagraph" style:family="paragraph">
      <style:paragraph-properties fo:margin-top="0.0319in" fo:margin-left="0.0305in">
        <style:tab-stops/>
      </style:paragraph-properties>
    </style:style>
    <style:style style:name="T22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224" style:family="table-row">
      <style:table-row-properties style:row-height="0.5131in" style:use-optimal-row-height="false"/>
    </style:style>
    <style:style style:name="TableCell225" style:family="table-cell">
      <style:table-cell-properties fo:border="0.0138in solid #AAAAAA" fo:padding-top="0in" fo:padding-left="0in" fo:padding-bottom="0in" fo:padding-right="0in"/>
    </style:style>
    <style:style style:name="P226" style:parent-style-name="TableParagraph" style:family="paragraph">
      <style:paragraph-properties fo:margin-top="0.0354in" fo:margin-left="0.0305in">
        <style:tab-stops/>
      </style:paragraph-properties>
    </style:style>
    <style:style style:name="T227" style:parent-style-name="Absatz-Standardschriftart" style:family="text">
      <style:text-properties style:font-name="Arial" fo:font-size="9pt" style:font-size-asian="9pt"/>
    </style:style>
    <style:style style:name="T228" style:parent-style-name="Absatz-Standardschriftart" style:family="text">
      <style:text-properties style:font-name="Arial" fo:letter-spacing="-0.0013in" fo:font-size="9pt" style:font-size-asian="9pt"/>
    </style:style>
    <style:style style:name="T229" style:parent-style-name="Absatz-Standardschriftart" style:family="text">
      <style:text-properties style:font-name="Arial" fo:letter-spacing="-0.0006in" fo:font-size="9pt" style:font-size-asian="9pt"/>
    </style:style>
    <style:style style:name="T230" style:parent-style-name="Absatz-Standardschriftart" style:family="text">
      <style:text-properties style:font-name="Arial" fo:letter-spacing="-0.0013in" fo:font-size="9pt" style:font-size-asian="9pt"/>
    </style:style>
    <style:style style:name="T231" style:parent-style-name="Absatz-Standardschriftart" style:family="text">
      <style:text-properties style:font-name="Arial" fo:letter-spacing="-0.0006in" fo:font-size="9pt" style:font-size-asian="9pt"/>
    </style:style>
    <style:style style:name="T232" style:parent-style-name="Absatz-Standardschriftart" style:family="text">
      <style:text-properties style:font-name="Arial" fo:letter-spacing="-0.0006in" fo:font-size="9pt" style:font-size-asian="9pt"/>
    </style:style>
    <style:style style:name="TableCell233" style:family="table-cell">
      <style:table-cell-properties fo:border="0.0138in solid #AAAAAA" fo:padding-top="0in" fo:padding-left="0in" fo:padding-bottom="0in" fo:padding-right="0in"/>
    </style:style>
    <style:style style:name="P234" style:parent-style-name="TableParagraph" style:family="paragraph">
      <style:paragraph-properties fo:margin-top="0.0354in" fo:margin-left="0.0305in" fo:margin-right="0.1145in">
        <style:tab-stops/>
      </style:paragraph-properties>
    </style:style>
    <style:style style:name="T235" style:parent-style-name="Absatz-Standardschriftart" style:family="text">
      <style:text-properties style:font-name="Arial" fo:letter-spacing="-0.0006in" fo:font-size="9pt" style:font-size-asian="9pt"/>
    </style:style>
    <style:style style:name="T236" style:parent-style-name="Absatz-Standardschriftart" style:family="text">
      <style:text-properties style:font-name="Arial" fo:letter-spacing="-0.002in" fo:font-size="9pt" style:font-size-asian="9pt"/>
    </style:style>
    <style:style style:name="T237" style:parent-style-name="Absatz-Standardschriftart" style:family="text">
      <style:text-properties style:font-name="Arial" fo:letter-spacing="-0.0006in" fo:font-size="9pt" style:font-size-asian="9pt"/>
    </style:style>
    <style:style style:name="T238" style:parent-style-name="Absatz-Standardschriftart" style:family="text">
      <style:text-properties style:font-name="Arial" fo:font-size="9pt" style:font-size-asian="9pt"/>
    </style:style>
    <style:style style:name="T239" style:parent-style-name="Absatz-Standardschriftart" style:family="text">
      <style:text-properties style:font-name="Arial" fo:letter-spacing="-0.0006in" fo:font-size="9pt" style:font-size-asian="9pt"/>
    </style:style>
    <style:style style:name="T240" style:parent-style-name="Absatz-Standardschriftart" style:family="text">
      <style:text-properties style:font-name="Arial" fo:font-size="9pt" style:font-size-asian="9pt"/>
    </style:style>
    <style:style style:name="T241" style:parent-style-name="Absatz-Standardschriftart" style:family="text">
      <style:text-properties style:font-name="Arial" fo:letter-spacing="-0.0006in" fo:font-size="9pt" style:font-size-asian="9pt"/>
    </style:style>
    <style:style style:name="T242" style:parent-style-name="Absatz-Standardschriftart" style:family="text">
      <style:text-properties style:font-name="Arial" fo:letter-spacing="-0.0013in" fo:font-size="9pt" style:font-size-asian="9pt"/>
    </style:style>
    <style:style style:name="T243" style:parent-style-name="Absatz-Standardschriftart" style:family="text">
      <style:text-properties style:font-name="Arial" fo:font-size="9pt" style:font-size-asian="9pt"/>
    </style:style>
    <style:style style:name="T244" style:parent-style-name="Absatz-Standardschriftart" style:family="text">
      <style:text-properties style:font-name="Arial" fo:letter-spacing="-0.002in" fo:font-size="9pt" style:font-size-asian="9pt"/>
    </style:style>
    <style:style style:name="T245" style:parent-style-name="Absatz-Standardschriftart" style:family="text">
      <style:text-properties style:font-name="Arial" fo:font-size="9pt" style:font-size-asian="9pt"/>
    </style:style>
    <style:style style:name="T246" style:parent-style-name="Absatz-Standardschriftart" style:family="text">
      <style:text-properties style:font-name="Times New Roman" fo:letter-spacing="0.0368in" fo:font-size="9pt" style:font-size-asian="9pt"/>
    </style:style>
    <style:style style:name="T247" style:parent-style-name="Absatz-Standardschriftart" style:family="text">
      <style:text-properties style:font-name="Arial" fo:letter-spacing="-0.0006in" fo:font-size="9pt" style:font-size-asian="9pt"/>
    </style:style>
    <style:style style:name="T248" style:parent-style-name="Absatz-Standardschriftart" style:family="text">
      <style:text-properties style:font-name="Arial" fo:letter-spacing="-0.0013in" fo:font-size="9pt" style:font-size-asian="9pt"/>
    </style:style>
    <style:style style:name="T249" style:parent-style-name="Absatz-Standardschriftart" style:family="text">
      <style:text-properties style:font-name="Arial" fo:font-size="9pt" style:font-size-asian="9pt"/>
    </style:style>
    <style:style style:name="T250" style:parent-style-name="Absatz-Standardschriftart" style:family="text">
      <style:text-properties style:font-name="Arial" fo:letter-spacing="-0.0013in" fo:font-size="9pt" style:font-size-asian="9pt"/>
    </style:style>
    <style:style style:name="T251" style:parent-style-name="Absatz-Standardschriftart" style:family="text">
      <style:text-properties style:font-name="Arial" fo:font-size="9pt" style:font-size-asian="9pt"/>
    </style:style>
    <style:style style:name="T252" style:parent-style-name="Absatz-Standardschriftart" style:family="text">
      <style:text-properties style:font-name="Arial" fo:letter-spacing="-0.002in" fo:font-size="9pt" style:font-size-asian="9pt"/>
    </style:style>
    <style:style style:name="T253" style:parent-style-name="Absatz-Standardschriftart" style:family="text">
      <style:text-properties style:font-name="Arial" fo:font-size="9pt" style:font-size-asian="9pt"/>
    </style:style>
    <style:style style:name="T254" style:parent-style-name="Absatz-Standardschriftart" style:family="text">
      <style:text-properties style:font-name="Arial" fo:letter-spacing="-0.0013in" fo:font-size="9pt" style:font-size-asian="9pt"/>
    </style:style>
    <style:style style:name="T255" style:parent-style-name="Absatz-Standardschriftart" style:family="text">
      <style:text-properties style:font-name="Arial" fo:letter-spacing="-0.0006in" fo:font-size="9pt" style:font-size-asian="9pt"/>
    </style:style>
    <style:style style:name="T256" style:parent-style-name="Absatz-Standardschriftart" style:family="text">
      <style:text-properties style:font-name="Arial" fo:font-size="9pt" style:font-size-asian="9pt"/>
    </style:style>
    <style:style style:name="T257" style:parent-style-name="Absatz-Standardschriftart" style:family="text">
      <style:text-properties style:font-name="Arial" fo:letter-spacing="-0.0006in" fo:font-size="9pt" style:font-size-asian="9pt"/>
    </style:style>
    <style:style style:name="T258" style:parent-style-name="Absatz-Standardschriftart" style:family="text">
      <style:text-properties style:font-name="Arial" fo:font-size="9pt" style:font-size-asian="9pt"/>
    </style:style>
    <style:style style:name="T259" style:parent-style-name="Absatz-Standardschriftart" style:family="text">
      <style:text-properties style:font-name="Arial" fo:letter-spacing="-0.0006in" fo:font-size="9pt" style:font-size-asian="9pt"/>
    </style:style>
    <style:style style:name="T260" style:parent-style-name="Absatz-Standardschriftart" style:family="text">
      <style:text-properties style:font-name="Arial" fo:font-size="9pt" style:font-size-asian="9pt"/>
    </style:style>
    <style:style style:name="T261" style:parent-style-name="Absatz-Standardschriftart" style:family="text">
      <style:text-properties style:font-name="Arial" fo:letter-spacing="-0.0006in" fo:font-size="9pt" style:font-size-asian="9pt"/>
    </style:style>
    <style:style style:name="T262" style:parent-style-name="Absatz-Standardschriftart" style:family="text">
      <style:text-properties style:font-name="Arial" fo:font-size="9pt" style:font-size-asian="9pt"/>
    </style:style>
    <style:style style:name="T263" style:parent-style-name="Absatz-Standardschriftart" style:family="text">
      <style:text-properties style:font-name="Arial" fo:letter-spacing="-0.0006in" fo:font-size="9pt" style:font-size-asian="9pt"/>
    </style:style>
    <style:style style:name="T264" style:parent-style-name="Absatz-Standardschriftart" style:family="text">
      <style:text-properties style:font-name="Arial" fo:font-size="9pt" style:font-size-asian="9pt"/>
    </style:style>
    <style:style style:name="T265" style:parent-style-name="Absatz-Standardschriftart" style:family="text">
      <style:text-properties style:font-name="Arial" fo:letter-spacing="-0.0027in" fo:font-size="9pt" style:font-size-asian="9pt"/>
    </style:style>
    <style:style style:name="T266" style:parent-style-name="Absatz-Standardschriftart" style:family="text">
      <style:text-properties style:font-name="Arial" fo:font-size="9pt" style:font-size-asian="9pt"/>
    </style:style>
    <style:style style:name="T267" style:parent-style-name="Absatz-Standardschriftart" style:family="text">
      <style:text-properties style:font-name="Arial" fo:letter-spacing="-0.0013in" fo:font-size="9pt" style:font-size-asian="9pt"/>
    </style:style>
    <style:style style:name="T268" style:parent-style-name="Absatz-Standardschriftart" style:family="text">
      <style:text-properties style:font-name="Arial" fo:font-size="9pt" style:font-size-asian="9pt"/>
    </style:style>
    <style:style style:name="T269" style:parent-style-name="Absatz-Standardschriftart" style:family="text">
      <style:text-properties style:font-name="Times New Roman" fo:letter-spacing="0.0284in" fo:font-size="9pt" style:font-size-asian="9pt"/>
    </style:style>
    <style:style style:name="T270" style:parent-style-name="Absatz-Standardschriftart" style:family="text">
      <style:text-properties style:font-name="Arial" fo:letter-spacing="-0.0006in" fo:font-size="9pt" style:font-size-asian="9pt"/>
    </style:style>
    <style:style style:name="T271" style:parent-style-name="Absatz-Standardschriftart" style:family="text">
      <style:text-properties style:font-name="Arial" fo:font-size="9pt" style:font-size-asian="9pt"/>
    </style:style>
    <style:style style:name="T272" style:parent-style-name="Absatz-Standardschriftart" style:family="text">
      <style:text-properties style:font-name="Arial" fo:letter-spacing="-0.0006in" fo:font-size="9pt" style:font-size-asian="9pt"/>
    </style:style>
    <style:style style:name="T273" style:parent-style-name="Absatz-Standardschriftart" style:family="text">
      <style:text-properties style:font-name="Arial" fo:letter-spacing="-0.0013in" fo:font-size="9pt" style:font-size-asian="9pt"/>
    </style:style>
    <style:style style:name="T274" style:parent-style-name="Absatz-Standardschriftart" style:family="text">
      <style:text-properties style:font-name="Arial" fo:letter-spacing="-0.0006in" fo:font-size="9pt" style:font-size-asian="9pt"/>
    </style:style>
    <style:style style:name="P275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276" style:parent-style-name="Standard" style:family="paragraph">
      <style:paragraph-properties fo:margin-top="0.0479in" fo:margin-left="0.9138in">
        <style:tab-stops/>
      </style:paragraph-properties>
    </style:style>
    <style:style style:name="T277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78" style:parent-style-name="Textkörper" style:family="paragraph">
      <style:paragraph-properties fo:margin-top="0.1069in" fo:line-height="0.152in">
        <style:tab-stops>
          <style:tab-stop style:type="left" style:position="0.0006in"/>
        </style:tab-stops>
      </style:paragraph-properties>
    </style:style>
    <style:style style:name="T279" style:parent-style-name="Absatz-Standardschriftart" style:family="text">
      <style:text-properties fo:letter-spacing="-0.0006in"/>
    </style:style>
    <style:style style:name="P28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81" style:parent-style-name="Absatz-Standardschriftart" style:family="text">
      <style:text-properties fo:letter-spacing="-0.0006in"/>
    </style:style>
    <style:style style:name="P28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13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06in"/>
    </style:style>
    <style:style style:name="P28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88" style:parent-style-name="Absatz-Standardschriftart" style:family="text">
      <style:text-properties fo:letter-spacing="-0.0006in"/>
    </style:style>
    <style:style style:name="P28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90" style:parent-style-name="Absatz-Standardschriftart" style:family="text">
      <style:text-properties fo:letter-spacing="-0.0006in"/>
    </style:style>
    <style:style style:name="P29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27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P296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2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2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13in"/>
    </style:style>
    <style:style style:name="T304" style:parent-style-name="Absatz-Standardschriftart" style:family="text">
      <style:text-properties fo:letter-spacing="-0.002in"/>
    </style:style>
    <style:style style:name="T305" style:parent-style-name="Absatz-Standardschriftart" style:family="text">
      <style:text-properties fo:letter-spacing="-0.0006in"/>
    </style:style>
    <style:style style:name="P306" style:parent-style-name="Standard" style:family="paragraph">
      <style:paragraph-properties fo:margin-top="0.0034in"/>
      <style:text-properties style:font-name="Arial" style:font-name-asian="Arial" style:font-name-complex="Arial" fo:font-size="10pt" style:font-size-asian="10pt" style:font-size-complex="10pt"/>
    </style:style>
    <style:style style:name="T307" style:parent-style-name="Absatz-Standardschriftart" style:family="text">
      <style:text-properties fo:color="#009DE0" fo:letter-spacing="-0.0006in"/>
    </style:style>
    <style:style style:name="P308" style:parent-style-name="Standard" style:family="paragraph">
      <style:paragraph-properties fo:margin-top="0.1041in" fo:margin-left="1.3305in">
        <style:tab-stops/>
      </style:paragraph-properties>
    </style:style>
    <style:style style:name="T30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1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1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1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1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1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318" style:parent-style-name="Textkörper" style:family="paragraph">
      <style:paragraph-properties fo:margin-top="0.0027in" fo:line-height="0.1437in" fo:text-indent="-0.4166in">
        <style:tab-stops>
          <style:tab-stop style:type="left" style:position="-0.1659in"/>
        </style:tab-stops>
      </style:paragraph-properties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2in"/>
    </style:style>
    <style:style style:name="P321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13in"/>
    </style:style>
    <style:style style:name="T326" style:parent-style-name="Absatz-Standardschriftart" style:family="text">
      <style:text-properties fo:letter-spacing="-0.0013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06in"/>
    </style:style>
    <style:style style:name="P332" style:parent-style-name="Textkörper" style:family="paragraph">
      <style:paragraph-properties fo:margin-top="0.0034in" fo:line-height="96%" fo:margin-right="4.2333in" fo:text-indent="-0.4166in">
        <style:tab-stops>
          <style:tab-stop style:type="left" style:position="-0.1659in"/>
          <style:tab-stop style:type="left" style:position="0.25in"/>
        </style:tab-stops>
      </style:paragraph-properties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2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style:font-name="Times New Roman" fo:letter-spacing="0.0284in" style:text-scale="99%"/>
    </style:style>
    <style:style style:name="T337" style:parent-style-name="Absatz-Standardschriftart" style:family="text">
      <style:text-properties style:font-name="Courier New"/>
    </style:style>
    <style:style style:name="T338" style:parent-style-name="Absatz-Standardschriftart" style:family="text">
      <style:text-properties style:font-name="Times New Roman"/>
    </style:style>
    <style:style style:name="T339" style:parent-style-name="Absatz-Standardschriftart" style:family="text">
      <style:text-properties fo:letter-spacing="-0.0027in"/>
    </style:style>
    <style:style style:name="T340" style:parent-style-name="Absatz-Standardschriftart" style:family="text">
      <style:text-properties fo:letter-spacing="-0.002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2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style:font-name="Times New Roman" fo:letter-spacing="0.0187in" style:text-scale="99%"/>
    </style:style>
    <style:style style:name="T346" style:parent-style-name="Absatz-Standardschriftart" style:family="text">
      <style:text-properties style:font-name="Courier New"/>
    </style:style>
    <style:style style:name="T347" style:parent-style-name="Absatz-Standardschriftart" style:family="text">
      <style:text-properties style:font-name="Times New Roman"/>
    </style:style>
    <style:style style:name="T348" style:parent-style-name="Absatz-Standardschriftart" style:family="text">
      <style:text-properties fo:letter-spacing="-0.0006in"/>
    </style:style>
    <style:style style:name="P349" style:parent-style-name="Textkörper" style:family="paragraph">
      <style:paragraph-properties fo:line-height="0.1388in">
        <style:tab-stops>
          <style:tab-stop style:type="left" style:position="0.0006in"/>
        </style:tab-stops>
      </style:paragraph-properties>
    </style:style>
    <style:style style:name="T350" style:parent-style-name="Absatz-Standardschriftart" style:family="text">
      <style:text-properties fo:letter-spacing="-0.0027in"/>
    </style:style>
    <style:style style:name="T351" style:parent-style-name="Absatz-Standardschriftart" style:family="text">
      <style:text-properties fo:letter-spacing="-0.002in"/>
    </style:style>
    <style:style style:name="T352" style:parent-style-name="Absatz-Standardschriftart" style:family="text">
      <style:text-properties fo:letter-spacing="-0.0006in"/>
    </style:style>
    <style:style style:name="P35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54" style:parent-style-name="Absatz-Standardschriftart" style:family="text">
      <style:text-properties fo:letter-spacing="-0.0006in"/>
    </style:style>
    <style:style style:name="P355" style:parent-style-name="Textkörper" style:family="paragraph">
      <style:paragraph-properties fo:line-height="0.1381in" fo:margin-left="1.3305in">
        <style:tab-stops>
          <style:tab-stop style:type="left" style:position="0.0006in"/>
        </style:tab-stops>
      </style:paragraph-properties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2in"/>
    </style:style>
    <style:style style:name="T358" style:parent-style-name="Absatz-Standardschriftart" style:family="text">
      <style:text-properties fo:letter-spacing="-0.002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13in"/>
    </style:style>
    <style:style style:name="T361" style:parent-style-name="Absatz-Standardschriftart" style:family="text">
      <style:text-properties fo:letter-spacing="-0.002in"/>
    </style:style>
    <style:style style:name="T362" style:parent-style-name="Absatz-Standardschriftart" style:family="text">
      <style:text-properties fo:letter-spacing="0.0027in"/>
    </style:style>
    <style:style style:name="T363" style:parent-style-name="Absatz-Standardschriftart" style:family="text">
      <style:text-properties fo:letter-spacing="-0.0006in"/>
    </style:style>
    <style:style style:name="P364" style:parent-style-name="Textkörper" style:family="paragraph">
      <style:paragraph-properties fo:margin-top="0.0013in" fo:line-height="0.1493in">
        <style:tab-stops>
          <style:tab-stop style:type="left" style:position="0.0006in"/>
        </style:tab-stops>
      </style:paragraph-properties>
    </style:style>
    <style:style style:name="P365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66" style:parent-style-name="Absatz-Standardschriftart" style:family="text">
      <style:text-properties fo:letter-spacing="-0.0006in"/>
    </style:style>
    <style:style style:name="P367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68" style:parent-style-name="Absatz-Standardschriftart" style:family="text">
      <style:text-properties fo:letter-spacing="-0.0006in"/>
    </style:style>
    <style:style style:name="P369" style:parent-style-name="Textkörper" style:family="paragraph">
      <style:paragraph-properties fo:line-height="0.1381in" fo:margin-left="1.3305in">
        <style:tab-stops>
          <style:tab-stop style:type="left" style:position="0.0006in"/>
        </style:tab-stops>
      </style:paragraph-properties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0.0006in"/>
    </style:style>
    <style:style style:name="T374" style:parent-style-name="Absatz-Standardschriftart" style:family="text">
      <style:text-properties fo:letter-spacing="-0.002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2in"/>
    </style:style>
    <style:style style:name="T377" style:parent-style-name="Absatz-Standardschriftart" style:family="text">
      <style:text-properties fo:letter-spacing="-0.0006in"/>
    </style:style>
    <style:style style:name="P378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8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8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87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88" style:parent-style-name="Textkörper" style:family="paragraph">
      <style:paragraph-properties fo:margin-top="0.0534in" fo:margin-left="1.3305in">
        <style:tab-stops>
          <style:tab-stop style:type="left" style:position="0.0006in"/>
        </style:tab-stops>
      </style:paragraph-properties>
    </style:style>
    <style:style style:name="T389" style:parent-style-name="Absatz-Standardschriftart" style:family="text">
      <style:text-properties fo:letter-spacing="-0.0027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13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2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2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2in"/>
    </style:style>
    <style:style style:name="P402" style:parent-style-name="Textkörper" style:family="paragraph">
      <style:paragraph-properties fo:margin-top="0.0013in" fo:line-height="0.1437in" fo:margin-left="1.3305in">
        <style:tab-stops>
          <style:tab-stop style:type="left" style:position="0.0006in"/>
        </style:tab-stops>
      </style:paragraph-properties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13in"/>
    </style:style>
    <style:style style:name="T407" style:parent-style-name="Absatz-Standardschriftart" style:family="text">
      <style:text-properties fo:letter-spacing="-0.002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0.0013in"/>
    </style:style>
    <style:style style:name="T412" style:parent-style-name="Absatz-Standardschriftart" style:family="text">
      <style:text-properties fo:letter-spacing="-0.0013in"/>
    </style:style>
    <style:style style:name="T413" style:parent-style-name="Absatz-Standardschriftart" style:family="text">
      <style:text-properties fo:letter-spacing="-0.0006in"/>
    </style:style>
    <style:style style:name="P414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13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2in"/>
    </style:style>
    <style:style style:name="P423" style:parent-style-name="Textkörper" style:family="paragraph">
      <style:paragraph-properties fo:margin-left="1.3305in" fo:margin-right="0.2944in">
        <style:tab-stops>
          <style:tab-stop style:type="left" style:position="0.0006in"/>
        </style:tab-stops>
      </style:paragraph-properties>
    </style:style>
    <style:style style:name="T424" style:parent-style-name="Absatz-Standardschriftart" style:family="text">
      <style:text-properties fo:letter-spacing="-0.0013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27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2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2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style:font-name="Times New Roman" style:font-name-asian="Times New Roman" style:font-name-complex="Times New Roman" fo:letter-spacing="0.0381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2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2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0.0006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13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13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0.0006in"/>
    </style:style>
    <style:style style:name="P455" style:parent-style-name="Textkörper" style:family="paragraph">
      <style:paragraph-properties fo:margin-top="0.0013in" fo:line-height="0.1437in" fo:margin-left="1.3305in">
        <style:tab-stops>
          <style:tab-stop style:type="left" style:position="0.0006in"/>
        </style:tab-stops>
      </style:paragraph-properties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06in"/>
    </style:style>
    <style:style style:name="P458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2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2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34in"/>
    </style:style>
    <style:style style:name="T472" style:parent-style-name="Absatz-Standardschriftart" style:family="text">
      <style:text-properties fo:letter-spacing="-0.0006in"/>
    </style:style>
    <style:style style:name="P473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0.0006in"/>
    </style:style>
    <style:style style:name="T477" style:parent-style-name="Absatz-Standardschriftart" style:family="text">
      <style:text-properties fo:letter-spacing="-0.002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06in"/>
    </style:style>
    <style:style style:name="P480" style:parent-style-name="Textkörper" style:family="paragraph">
      <style:paragraph-properties fo:text-align="justify" fo:margin-left="1.3305in" fo:margin-right="0.2013in">
        <style:tab-stops>
          <style:tab-stop style:type="left" style:position="0.0006in"/>
        </style:tab-stops>
      </style:paragraph-properties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13in"/>
    </style:style>
    <style:style style:name="T484" style:parent-style-name="Absatz-Standardschriftart" style:family="text">
      <style:text-properties fo:letter-spacing="-0.0013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13in"/>
    </style:style>
    <style:style style:name="T487" style:parent-style-name="Absatz-Standardschriftart" style:family="text">
      <style:text-properties fo:letter-spacing="-0.0013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0.0006in"/>
    </style:style>
    <style:style style:name="T490" style:parent-style-name="Absatz-Standardschriftart" style:family="text">
      <style:text-properties fo:letter-spacing="-0.002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13in"/>
    </style:style>
    <style:style style:name="T496" style:parent-style-name="Absatz-Standardschriftart" style:family="text">
      <style:text-properties fo:letter-spacing="0.0055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0.0006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style:font-name="Times New Roman" fo:letter-spacing="0.0437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13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13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13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13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style:font-name="Times New Roman" fo:letter-spacing="0.059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13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13in"/>
    </style:style>
    <style:style style:name="T525" style:parent-style-name="Absatz-Standardschriftart" style:family="text">
      <style:text-properties fo:letter-spacing="-0.0006in"/>
    </style:style>
    <style:style style:name="P526" style:parent-style-name="Textkörper" style:family="paragraph">
      <style:paragraph-properties fo:margin-left="1.3305in" fo:margin-right="0.077in">
        <style:tab-stops>
          <style:tab-stop style:type="left" style:position="0.0006in"/>
        </style:tab-stops>
      </style:paragraph-properties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27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13in"/>
    </style:style>
    <style:style style:name="T534" style:parent-style-name="Absatz-Standardschriftart" style:family="text">
      <style:text-properties fo:letter-spacing="-0.002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2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13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-0.0013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13in"/>
    </style:style>
    <style:style style:name="T544" style:parent-style-name="Absatz-Standardschriftart" style:family="text">
      <style:text-properties style:font-name="Times New Roman" fo:letter-spacing="0.052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13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06in"/>
    </style:style>
    <style:style style:name="P553" style:parent-style-name="Textkörper" style:family="paragraph">
      <style:paragraph-properties fo:margin-top="0.0013in" fo:line-height="0.1437in" fo:margin-left="1.3305in">
        <style:tab-stops>
          <style:tab-stop style:type="left" style:position="0.0006in"/>
        </style:tab-stops>
      </style:paragraph-properties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06in"/>
    </style:style>
    <style:style style:name="P556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2in"/>
    </style:style>
    <style:style style:name="P559" style:parent-style-name="Textkörper" style:family="paragraph">
      <style:paragraph-properties fo:margin-left="1.3305in" fo:margin-right="0.0972in">
        <style:tab-stops>
          <style:tab-stop style:type="left" style:position="0.0006in"/>
        </style:tab-stops>
      </style:paragraph-properties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2in"/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2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2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13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style:font-name="Times New Roman" fo:letter-spacing="0.0729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2in"/>
    </style:style>
    <style:style style:name="T573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eren</text:span><text:span text:style-name="T18"><text:s/></text:span><text:span text:style-name="T19">subcutaan</text:span><text:span text:style-name="T20"><text:s/></text:span><text:span text:style-name="T21">(huidplooitechniek)</text:span></text:p></draw:text-box><svg:title/><svg:desc/></draw:frame></text:span></text:p>
      <text:p text:style-name="P22"/>
      <text:p text:style-name="P23"/>
      <text:h text:style-name="P24" text:outline-level="1"><text:bookmark-start text:name="Omschrijving_handeling"/><text:bookmark-end text:name="Omschrijving_handeling"/><text:span text:style-name="T25">Omschrijving</text:span><text:span text:style-name="T26"><text:s/></text:span><text:span text:style-name="T27">handeling</text:span></text:h>
      <text:p text:style-name="P28"><text:span text:style-name="T29">Inspuiten medicijn</text:span><text:s/>in<text:span text:style-name="T30"><text:s/></text:span>een<text:span text:style-name="T31"><text:s/></text:span><text:span text:style-name="T32">huidplooi onder</text:span><text:s/><text:span text:style-name="T33">een hoek</text:span><text:span text:style-name="T34"><text:s/></text:span><text:span text:style-name="T35">van<text:s/></text:span>45°<text:span text:style-name="T36"><text:s/></text:span>à<text:span text:style-name="T37"><text:s/></text:span>60°.</text:p>
      <text:p text:style-name="P38"/>
      <text:h text:style-name="Überschrift1" text:outline-level="1"><text:bookmark-start text:name="Deskundigheidsniveaus"/><text:bookmark-end text:name="Deskundigheidsniveaus"/><text:span text:style-name="T39">Deskundigheidsniveaus</text:span></text:h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Opdracht</text:span><text:span text:style-name="T53"><text:s/></text:span><text:span text:style-name="T54">tot</text:span><text:span text:style-name="T55"><text:s/>voorbehouden<text:s/></text:span><text:span text:style-name="T56">of</text:span><text:span text:style-name="T57"><text:s/></text:span><text:span text:style-name="T58">risicovolle handeling:</text:span></text:p>
          </table:table-cell>
          <table:table-cell table:style-name="TableCell59" table:number-columns-spanned="6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<text:span text:style-name="T63">Mag<text:s/></text:span><text:span text:style-name="T64">zelfstandig</text:span><text:span text:style-name="T65"><text:s/></text:span><text:span text:style-name="T66">verricht worden<text:s/></text:span><text:span text:style-name="T67">door:</text:span></text:p>
          </table:table-cell>
          <table:table-cell table:style-name="TableCell68">
            <text:p text:style-name="Standard"/>
          </table:table-cell>
          <table:table-cell table:style-name="TableCell69">
            <text:p text:style-name="Standard"/>
          </table:table-cell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</table:table>
      <text:p text:style-name="P74"/>
      <text:p text:style-name="P75"><text:bookmark-start text:name="Aandachtspunten"/><text:bookmark-end text:name="Aandachtspunten"/><text:span text:style-name="T76">Aandachtspunten</text:span></text:p>
      <text:list text:style-name="LFO2" text:continue-numbering="true">
        <text:list-item>
          <text:p text:style-name="P77"><text:span text:style-name="T78">Dien het medicijn</text:span><text:s/><text:span text:style-name="T79">toe volgens voorschrift.</text:span></text:p>
        </text:list-item>
        <text:list-item>
          <text:p text:style-name="P80"><text:span text:style-name="T81">Neem</text:span><text:span text:style-name="T82"><text:s/></text:span><text:span text:style-name="T83">kennis</text:span><text:s/><text:span text:style-name="T84">van</text:span><text:span text:style-name="T85"><text:s/></text:span>de<text:span text:style-name="T86"><text:s/></text:span><text:span text:style-name="T87">informatie</text:span><text:s/>op<text:span text:style-name="T88"><text:s/>de</text:span><text:s/><text:span text:style-name="T89">bijsluiter.</text:span></text:p>
        </text:list-item>
        <text:list-item>
          <text:p text:style-name="P90"><text:span text:style-name="T91">Gebruik</text:span><text:span text:style-name="T92"><text:s/></text:span><text:span text:style-name="T93">veilige naalden.</text:span></text:p>
        </text:list-item>
        <text:list-item>
          <text:p text:style-name="P94">Bepaal<text:span text:style-name="T95"><text:s/></text:span>de<text:span text:style-name="T96"><text:s/></text:span><text:span text:style-name="T97">naaldlengte</text:span><text:span text:style-name="T98"><text:s/></text:span>aan<text:span text:style-name="T99"><text:s/></text:span>de<text:span text:style-name="T100"><text:s/></text:span>hand<text:span text:style-name="T101"><text:s/>van</text:span><text:span text:style-name="T102"><text:s/></text:span>de<text:span text:style-name="T103"><text:s/></text:span><text:span text:style-name="T104">dikte van</text:span><text:span text:style-name="T105"><text:s/></text:span>de<text:s/><text:span text:style-name="T106">huid.</text:span></text:p>
        </text:list-item>
        <text:list-item>
          <text:p text:style-name="P107"><text:span text:style-name="T108">Ontlucht een voorgevulde</text:span><text:span text:style-name="T109"><text:s/></text:span><text:span text:style-name="T110">kant-en-klaarspuit niet, tenzij</text:span><text:span text:style-name="T111"><text:s/></text:span>de<text:span text:style-name="T112"><text:s/></text:span><text:span text:style-name="T113">fabrikant anders</text:span><text:span text:style-name="T114"><text:s/></text:span><text:span text:style-name="T115">adviseert. De luchtbel</text:span><text:s/><text:span text:style-name="T116">in<text:s/></text:span>de<text:span text:style-name="T117"><text:s/></text:span><text:span text:style-name="T118">spuit zorgt ervoor<text:s/></text:span>dat<text:span text:style-name="T119"><text:s/></text:span>de<text:span text:style-name="T120"><text:s/>vloeistof volledig</text:span><text:span text:style-name="T121"><text:s/></text:span><text:span text:style-name="T122">wordt</text:span><text:s/><text:span text:style-name="T123">ingespoten.</text:span><text:span text:style-name="T124"><text:s/></text:span><text:span text:style-name="T125">De luchtbel dient</text:span><text:span text:style-name="T126"><text:s/></text:span>bij<text:span text:style-name="T127"><text:s/></text:span>de<text:span text:style-name="T128"><text:s/>zuiger</text:span><text:span text:style-name="T129"><text:s/></text:span>te<text:span text:style-name="T130"><text:s/>zitten.</text:span></text:p>
        </text:list-item>
        <text:list-item>
          <text:p text:style-name="P131"><text:span text:style-name="T132">Geschikte injectiegebieden</text:span><text:s/><text:span text:style-name="T133">zijn:</text:span><text:s/>het<text:span text:style-name="T134"><text:s/></text:span><text:span text:style-name="T135">gebied</text:span><text:span text:style-name="T136"><text:s/></text:span><text:span text:style-name="T137">naast</text:span><text:s/><text:span text:style-name="T138">en</text:span><text:s/><text:span text:style-name="T139">onder de</text:span><text:s/><text:span text:style-name="T140">navel</text:span><text:s/>(ongeveer 2<text:span text:style-name="T141"><text:s/></text:span>cm<text:span text:style-name="T142"><text:s/></text:span><text:span text:style-name="T143">rond</text:span><text:span text:style-name="T144"><text:s/></text:span><text:span text:style-name="T145">de</text:span><text:s/><text:span text:style-name="T146">navel</text:span><text:span text:style-name="T147"><text:s/></text:span><text:span text:style-name="T148">vrijlaten),</text:span><text:span text:style-name="T149"><text:s/></text:span><text:span text:style-name="T150">boven/buitenkant<text:s/></text:span>het<text:span text:style-name="T151"><text:s/></text:span><text:span text:style-name="T152">bovenbeen</text:span><text:span text:style-name="T153"><text:s/></text:span><text:span text:style-name="T154">(handbreedte boven<text:s/></text:span>de<text:span text:style-name="T155"><text:s/></text:span><text:span text:style-name="T156">knie</text:span><text:span text:style-name="T157"><text:s/></text:span><text:span text:style-name="T158">vrijlaten), billen (bovenste</text:span><text:span text:style-name="T159"><text:s/></text:span><text:span text:style-name="T160">buitenste</text:span><text:span text:style-name="T161"><text:s/></text:span><text:span text:style-name="T162">deel),</text:span><text:span text:style-name="T163"><text:s/></text:span><text:span text:style-name="T164">bovenarm</text:span><text:s/><text:span text:style-name="T165">(buitenste</text:span><text:span text:style-name="T166"><text:s/></text:span><text:span text:style-name="T167">deel).</text:span></text:p>
        </text:list-item>
        <text:list-item>
          <text:p text:style-name="P168"><text:span text:style-name="T169">Desinfecteer de huid bij</text:span><text:span text:style-name="T170"><text:s/></text:span><text:span text:style-name="T171">cliënten</text:span><text:s/>met<text:span text:style-name="T172"><text:s/></text:span><text:span text:style-name="T173">verminderde weerstand.</text:span></text:p>
        </text:list-item>
        <text:list-item>
          <text:p text:style-name="P174"><text:span text:style-name="T175">Maak</text:span><text:s/><text:span text:style-name="T176">melding</text:span><text:s/><text:span text:style-name="T177">van</text:span><text:span text:style-name="T178"><text:s/></text:span>een<text:s/><text:span text:style-name="T179">verkeerd toegediend</text:span><text:span text:style-name="T180"><text:s/></text:span><text:span text:style-name="T181">en/of</text:span><text:s/><text:span text:style-name="T182">een</text:span><text:s/><text:span text:style-name="T183">n</text:span><text:span text:style-name="T184">iet gegeven</text:span><text:span text:style-name="T185"><text:s/></text:span><text:span text:style-name="T186">medicijn</text:span><text:s/><text:span text:style-name="T187">volgens</text:span><text:span text:style-name="T188"><text:s/></text:span>de<text:span text:style-name="T189"><text:s/></text:span><text:span text:style-name="T190">procedure</text:span><text:s/><text:span text:style-name="T191">van</text:span><text:span text:style-name="T192"><text:s/></text:span>de<text:span text:style-name="T193"><text:s/></text:span><text:span text:style-name="T194">organisatie.</text:span></text:p>
        </text:list-item>
        <text:list-item>
          <text:p text:style-name="P195"><text:span text:style-name="T196">Deze geprotocolleerde werkinstructie</text:span><text:span text:style-name="T197"><text:s/></text:span><text:span text:style-name="T198">niet</text:span><text:span text:style-name="T199"><text:s/></text:span><text:span text:style-name="T200">gebruiken voor</text:span><text:span text:style-name="T201"><text:s/></text:span><text:span text:style-name="T202">het injecteren van</text:span><text:span text:style-name="T203"><text:s/></text:span><text:span text:style-name="T204">cytostatica.</text:span></text:p>
        </text:list-item>
      </text:list>
      <text:p text:style-name="P205"/>
      <text:h text:style-name="Überschrift1" text:outline-level="1"><text:bookmark-start text:name="Complicaties"/><text:bookmark-end text:name="Complicaties"/><text:span text:style-name="T206">Complicaties</text:span></text:h>
      <text:p text:style-name="P207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<text:span text:style-name="T214">Complicaties</text:span><text:span text:style-name="T215"><text:s/></text:span><text:span text:style-name="T216">tijdens</text:span><text:span text:style-name="T217"><text:s/></text:span><text:span text:style-name="T218">de</text:span><text:span text:style-name="T219"><text:s/></text:span><text:span text:style-name="T220">handeling</text:span></text:p>
          </table:table-cell>
          <table:table-cell table:style-name="TableCell221">
            <text:p text:style-name="P222"><text:span text:style-name="T223">Handelwijze</text:span></text:p>
          </table:table-cell>
        </table:table-row>
        <table:table-row table:style-name="TableRow224">
          <table:table-cell table:style-name="TableCell225">
            <text:p text:style-name="P226"><text:span text:style-name="T227">Er</text:span><text:span text:style-name="T228"><text:s/></text:span><text:span text:style-name="T229">ontstaat</text:span><text:span text:style-name="T230"><text:s/></text:span><text:span text:style-name="T231">direct een bobbeltje<text:s/></text:span><text:span text:style-name="T232">(verhevenheid).</text:span></text:p>
          </table:table-cell>
          <table:table-cell table:style-name="TableCell233">
            <text:p text:style-name="P234"><text:span text:style-name="T235">De injectienaald zit</text:span><text:span text:style-name="T236"><text:s/></text:span><text:span text:style-name="T237">intracutaan.</text:span><text:span text:style-name="T238"><text:s/></text:span><text:span text:style-name="T239">Trek</text:span><text:span text:style-name="T240"><text:s/>de</text:span><text:span text:style-name="T241"><text:s/>naald eruit,</text:span><text:span text:style-name="T242"><text:s/></text:span><text:span text:style-name="T243">druk</text:span><text:span text:style-name="T244"><text:s/></text:span><text:span text:style-name="T245">de</text:span><text:span text:style-name="T246"><text:s/></text:span><text:span text:style-name="T247">injectieplaats</text:span><text:span text:style-name="T248"><text:s/></text:span><text:span text:style-name="T249">af</text:span><text:span text:style-name="T250"><text:s/></text:span><text:span text:style-name="T251">met</text:span><text:span text:style-name="T252"><text:s/></text:span><text:span text:style-name="T253">een</text:span><text:span text:style-name="T254"><text:s/></text:span><text:span text:style-name="T255">gaasje.</text:span><text:span text:style-name="T256"><text:s/></text:span><text:span text:style-name="T257">Neem</text:span><text:span text:style-name="T258"><text:s/></text:span><text:span text:style-name="T259">een</text:span><text:span text:style-name="T260"><text:s/></text:span><text:span text:style-name="T261">nieuwe</text:span><text:span text:style-name="T262"><text:s/></text:span><text:span text:style-name="T263">spuit<text:s/></text:span><text:span text:style-name="T264">en</text:span><text:span text:style-name="T265"><text:s/></text:span><text:span text:style-name="T266">naald</text:span><text:span text:style-name="T267"><text:s/></text:span><text:span text:style-name="T268">en</text:span><text:span text:style-name="T269"><text:s/></text:span><text:span text:style-name="T270">kies</text:span><text:span text:style-name="T271"><text:s/></text:span><text:span text:style-name="T272">een andere</text:span><text:span text:style-name="T273"><text:s/></text:span><text:span text:style-name="T274">injectieplaats.</text:span></text:p>
          </table:table-cell>
        </table:table-row>
      </table:table>
      <text:p text:style-name="P275"/>
      <text:p text:style-name="P276"><text:bookmark-start text:name="Benodigdheden"/><text:bookmark-end text:name="Benodigdheden"/><text:span text:style-name="T277">Benodigdheden</text:span></text:p>
      <text:list text:style-name="LFO2" text:continue-numbering="true">
        <text:list-item>
          <text:p text:style-name="P278"><text:span text:style-name="T279">bijsluiter</text:span></text:p>
        </text:list-item>
        <text:list-item>
          <text:p text:style-name="P280"><text:span text:style-name="T281">toedieningslijst</text:span></text:p>
        </text:list-item>
        <text:list-item>
          <text:p text:style-name="P282"><text:span text:style-name="T283">injectiespuit</text:span><text:span text:style-name="T284"><text:s/></text:span>met<text:s/><text:span text:style-name="T285">voorgeschreven<text:s/></text:span><text:span text:style-name="T286">medicijn</text:span></text:p>
        </text:list-item>
        <text:list-item>
          <text:p text:style-name="P287"><text:span text:style-name="T288">gaasje</text:span></text:p>
        </text:list-item>
        <text:list-item>
          <text:p text:style-name="P289"><text:span text:style-name="T290">afvalbak</text:span></text:p>
        </text:list-item>
        <text:list-item>
          <text:p text:style-name="P291"><text:span text:style-name="T292">naaldenbeker</text:span><text:span text:style-name="T293"><text:s/></text:span><text:span text:style-name="T294">met</text:span><text:s/><text:span text:style-name="T295">naaldverwijderaar</text:span></text:p>
        </text:list-item>
        <text:list-item>
          <text:p text:style-name="P296"><text:span text:style-name="T297">desinfectans:</text:span><text:span text:style-name="T298"><text:s/></text:span><text:span text:style-name="T299">chloorhexidine</text:span><text:span text:style-name="T300"><text:s/></text:span><text:span text:style-name="T301">0.5% in alcohol 70%,</text:span><text:span text:style-name="T302"><text:s/></text:span>als<text:span text:style-name="T303"><text:s/></text:span>de<text:span text:style-name="T304"><text:s/></text:span><text:span text:style-name="T305">huid gedesinfecteerd moet worden</text:span></text:p>
        </text:list-item>
      </text:list>
      <text:p text:style-name="P306"/>
      <text:h text:style-name="Überschrift1" text:outline-level="1"><text:bookmark-start text:name="Werkwijze"/><text:bookmark-end text:name="Werkwijze"/><text:span text:style-name="T307">Werkwijze</text:span></text:h>
      <text:p text:style-name="P308"><text:span text:style-name="T309">Zorg</text:span><text:span text:style-name="T310"><text:s/></text:span><text:span text:style-name="T311">voor dubbele</text:span><text:span text:style-name="T312"><text:s/></text:span><text:span text:style-name="T313">controle: juiste medicatie,</text:span><text:span text:style-name="T314"><text:s/></text:span><text:span text:style-name="T315">berekening</text:span><text:span text:style-name="T316"><text:s/></text:span><text:span text:style-name="T317">oplossing.</text:span></text:p>
      <text:list text:style-name="LFO1" text:continue-numbering="true">
        <text:list-item>
          <text:p text:style-name="P318">Pas<text:span text:style-name="T319"><text:s/>handhygiëne</text:span><text:span text:style-name="T320"><text:s/></text:span>toe.</text:p>
        </text:list-item>
        <text:list-item>
          <text:p text:style-name="P321"><text:span text:style-name="T322">Maak</text:span><text:s/>een<text:s/><text:span text:style-name="T323">schoon</text:span><text:s/><text:span text:style-name="T324">werkveld</text:span><text:span text:style-name="T325"><text:s/></text:span>en<text:span text:style-name="T326"><text:s/></text:span><text:span text:style-name="T327">zet</text:span><text:s/>de<text:s/><text:span text:style-name="T328">benodigdheden daarop</text:span><text:span text:style-name="T329"><text:s/></text:span><text:span text:style-name="T330">binnen</text:span><text:s/><text:span text:style-name="T331">handbereik.</text:span></text:p>
        </text:list-item>
        <text:list-item>
          <text:p text:style-name="P332"><text:span text:style-name="T333">Controleer het medicijn<text:s/></text:span>en<text:span text:style-name="T334"><text:s/></text:span><text:span text:style-name="T335">gegevens cliënt.</text:span><text:span text:style-name="T336"><text:s/></text:span><text:span text:style-name="T337">o</text:span><text:span text:style-name="T338"><text:tab/></text:span>naam<text:span text:style-name="T339"><text:s/></text:span>en<text:span text:style-name="T340"><text:s/></text:span><text:span text:style-name="T341">geboortedatum</text:span><text:s/><text:span text:style-name="T342">van</text:span><text:span text:style-name="T343"><text:s/></text:span><text:span text:style-name="T344">cliënt</text:span><text:span text:style-name="T345"><text:s/></text:span><text:span text:style-name="T346">o</text:span><text:span text:style-name="T347"><text:tab/></text:span><text:span text:style-name="T348">vervaldatum</text:span></text:p>
          <text:list text:continue-numbering="true">
            <text:list-item>
              <text:p text:style-name="P349">kleur<text:span text:style-name="T350"><text:s/></text:span>en<text:span text:style-name="T351"><text:s/></text:span><text:span text:style-name="T352">substantie</text:span></text:p>
            </text:list-item>
            <text:list-item>
              <text:p text:style-name="P353"><text:span text:style-name="T354">toedieningswijze</text:span></text:p>
            </text:list-item>
          </text:list>
        </text:list-item>
        <text:list-item>
          <text:p text:style-name="P355"><text:span text:style-name="T356">Vergelijk</text:span><text:span text:style-name="T357"><text:s/></text:span>het<text:span text:style-name="T358"><text:s/></text:span><text:span text:style-name="T359">medicijn</text:span><text:span text:style-name="T360"><text:s/></text:span>met<text:span text:style-name="T361"><text:s/></text:span>de<text:span text:style-name="T362"><text:s/></text:span><text:span text:style-name="T363">toedieningslijst.</text:span></text:p>
          <text:list text:continue-numbering="true">
            <text:list-item>
              <text:p text:style-name="P364">soort</text:p>
            </text:list-item>
            <text:list-item>
              <text:p text:style-name="P365"><text:span text:style-name="T366">dosering</text:span></text:p>
            </text:list-item>
            <text:list-item>
              <text:p text:style-name="P367"><text:span text:style-name="T368">toedieningstijdstip</text:span></text:p>
            </text:list-item>
          </text:list>
        </text:list-item>
        <text:list-item>
          <text:p text:style-name="P369">Vraag<text:span text:style-name="T370"><text:s/>de cliënt<text:s/></text:span>de<text:span text:style-name="T371"><text:s/></text:span><text:span text:style-name="T372">injectieplaats</text:span><text:span text:style-name="T373"><text:s/></text:span>te<text:span text:style-name="T374"><text:s/></text:span><text:span text:style-name="T375">ontbloten<text:s/></text:span>en<text:span text:style-name="T376"><text:s/></text:span>zich<text:s/><text:span text:style-name="T377">te ontspannen.</text:span></text:p>
        </text:list-item>
      </text:list>
      <text:p text:style-name="P378"/>
      <text:p text:style-name="P385"/>
      <text:p text:style-name="P386"/>
      <text:p text:style-name="P387"/>
      <text:list text:style-name="LFO1" text:continue-numbering="true">
        <text:list-item>
          <text:p text:style-name="P388">Palpeer<text:span text:style-name="T389"><text:s/></text:span>de<text:span text:style-name="T390"><text:s/></text:span><text:span text:style-name="T391">injectieplaats</text:span><text:s/>en<text:span text:style-name="T392"><text:s/></text:span><text:span text:style-name="T393">controleer<text:s/></text:span>of<text:span text:style-name="T394"><text:s/></text:span>de<text:span text:style-name="T395"><text:s/></text:span><text:span text:style-name="T396">injectieplaats</text:span><text:span text:style-name="T397"><text:s/></text:span><text:span text:style-name="T398">schoon</text:span><text:span text:style-name="T399"><text:s/></text:span>en<text:s/><text:span text:style-name="T400">droog</text:span><text:span text:style-name="T401"><text:s/></text:span>is.</text:p>
        </text:list-item>
        <text:list-item>
          <text:p text:style-name="P402"><text:span text:style-name="T403">Neem</text:span><text:s/><text:span text:style-name="T404">de</text:span><text:s/><text:span text:style-name="T405">spuit</text:span><text:span text:style-name="T406"><text:s/></text:span>in<text:span text:style-name="T407"><text:s/></text:span>de<text:s/><text:span text:style-name="T408">injecterende</text:span><text:s/><text:span text:style-name="T409">hand en</text:span><text:s/><text:span text:style-name="T410">verwijder</text:span><text:s/><text:span text:style-name="T411">de</text:span><text:span text:style-name="T412"><text:s/></text:span><text:span text:style-name="T413">naaldhuls.</text:span></text:p>
        </text:list-item>
        <text:list-item>
          <text:p text:style-name="P414">Pak<text:s/><text:span text:style-name="T415">met</text:span><text:s/><text:span text:style-name="T416">de niet-injecterende</text:span><text:span text:style-name="T417"><text:s/></text:span><text:span text:style-name="T418">hand een</text:span><text:s/><text:span text:style-name="T419">brede</text:span><text:span text:style-name="T420"><text:s/></text:span><text:span text:style-name="T421">huidplooi</text:span><text:span text:style-name="T422"><text:s/></text:span>op.</text:p>
        </text:list-item>
        <text:list-item>
          <text:p text:style-name="P423">Steek<text:span text:style-name="T424"><text:s/></text:span>de<text:s/><text:span text:style-name="T425">naald<text:s/></text:span><text:span text:style-name="T426">onder</text:span><text:s/><text:span text:style-name="T427">een hoek</text:span><text:span text:style-name="T428"><text:s/></text:span><text:span text:style-name="T429">van</text:span><text:s/>45°<text:span text:style-name="T430"><text:s/></text:span>à<text:s/><text:span text:style-name="T431">60° halverwege</text:span><text:s/><text:span text:style-name="T432">tussen</text:span><text:s/>het<text:span text:style-name="T433"><text:s/></text:span><text:span text:style-name="T434">hoogste</text:span><text:s/>en<text:span text:style-name="T435"><text:s/></text:span><text:span text:style-name="T436">laagste</text:span><text:s/><text:span text:style-name="T437">punt</text:span><text:s/><text:span text:style-name="T438">van de</text:span><text:span text:style-name="T439"><text:s/></text:span><text:span text:style-name="T440">huidplooi,</text:span><text:span text:style-name="T441"><text:s/></text:span><text:span text:style-name="T442">minimaal</text:span><text:s/>1<text:span text:style-name="T443"><text:s/></text:span><text:span text:style-name="T444">cm</text:span><text:span text:style-name="T445"><text:s/></text:span><text:span text:style-name="T446">verwijderd van</text:span><text:span text:style-name="T447"><text:s/></text:span>de<text:s/><text:span text:style-name="T448">vorige</text:span><text:span text:style-name="T449"><text:s/></text:span><text:span text:style-name="T450">injectieplaats,</text:span><text:span text:style-name="T451"><text:s/></text:span>in<text:span text:style-name="T452"><text:s/>een</text:span><text:s/><text:span text:style-name="T453">roterend</text:span><text:s/><text:span text:style-name="T454">schema.</text:span></text:p>
        </text:list-item>
        <text:list-item>
          <text:p text:style-name="P455">Laat<text:span text:style-name="T456"><text:s/>de</text:span><text:s/><text:span text:style-name="T457">huidplooi<text:s/></text:span>los.</text:p>
        </text:list-item>
        <text:list-item>
          <text:p text:style-name="P458"><text:span text:style-name="T459">Fixeer<text:s/></text:span>de<text:s/><text:span text:style-name="T460">spuit</text:span><text:span text:style-name="T461"><text:s/></text:span>en<text:s/><text:span text:style-name="T462">naald</text:span><text:span text:style-name="T463"><text:s/></text:span><text:span text:style-name="T464">met de</text:span><text:s/><text:span text:style-name="T465">niet-injecterende</text:span><text:s/><text:span text:style-name="T466">hand</text:span><text:span text:style-name="T467"><text:s/></text:span>om<text:span text:style-name="T468"><text:s/></text:span><text:span text:style-name="T469">onverwachte</text:span><text:s/><text:span text:style-name="T470">bewegingen op</text:span><text:s/>te<text:span text:style-name="T471"><text:s/></text:span><text:span text:style-name="T472">vangen.</text:span></text:p>
        </text:list-item>
        <text:list-item>
          <text:p text:style-name="P473">Spuit<text:span text:style-name="T474"><text:s/>de</text:span><text:s/><text:span text:style-name="T475">vloeistof langzaam</text:span><text:span text:style-name="T476"><text:s/></text:span>en<text:span text:style-name="T477"><text:s/></text:span><text:span text:style-name="T478">regelmatig</text:span><text:s/><text:span text:style-name="T479">in.</text:span></text:p>
        </text:list-item>
        <text:list-item>
          <text:p text:style-name="P480"><text:span text:style-name="T481">Trek</text:span><text:s/>de<text:s/><text:span text:style-name="T482">naald</text:span><text:span text:style-name="T483"><text:s/></text:span>uit<text:span text:style-name="T484"><text:s/></text:span>de<text:span text:style-name="T485"><text:s/>huid</text:span><text:span text:style-name="T486"><text:s/></text:span>en<text:span text:style-name="T487"><text:s/></text:span><text:span text:style-name="T488">klik</text:span><text:span text:style-name="T489"><text:s/></text:span>het<text:span text:style-name="T490"><text:s/></text:span><text:span text:style-name="T491">naaldkapje</text:span><text:s/><text:span text:style-name="T492">met</text:span><text:s/><text:span text:style-name="T493">een duimbeweging</text:span><text:s/><text:span text:style-name="T494">over</text:span><text:span text:style-name="T495"><text:s/></text:span>de<text:span text:style-name="T496"><text:s/></text:span><text:span text:style-name="T497">injectienaald<text:s/></text:span>of<text:s/><text:span text:style-name="T498">trek</text:span><text:span text:style-name="T499"><text:s/></text:span><text:span text:style-name="T500">de</text:span><text:span text:style-name="T501"><text:s/></text:span><text:span text:style-name="T502">naaldhuls</text:span><text:s/><text:span text:style-name="T503">handmatig</text:span><text:s/><text:span text:style-name="T504">over</text:span><text:s/><text:span text:style-name="T505">de</text:span><text:span text:style-name="T506"><text:s/></text:span><text:span text:style-name="T507">naald.</text:span><text:s/><text:span text:style-name="T508">Houd</text:span><text:span text:style-name="T509"><text:s/></text:span><text:span text:style-name="T510">een</text:span><text:s/><text:span text:style-name="T511">gaasje</text:span><text:s/><text:span text:style-name="T512">voor</text:span><text:s/><text:span text:style-name="T513">de opvang</text:span><text:span text:style-name="T514"><text:s/></text:span><text:span text:style-name="T515">van</text:span><text:s/><text:span text:style-name="T516">een</text:span><text:s/><text:span text:style-name="T517">eventuele</text:span><text:span text:style-name="T518"><text:s/></text:span><text:span text:style-name="T519">bloeddruppel</text:span><text:span text:style-name="T520"><text:s/></text:span><text:span text:style-name="T521">gereed. Masseer</text:span><text:span text:style-name="T522"><text:s/></text:span>de<text:span text:style-name="T523"><text:s/>huid</text:span><text:span text:style-name="T524"><text:s/></text:span><text:span text:style-name="T525">niet.</text:span></text:p>
        </text:list-item>
        <text:list-item>
          <text:p text:style-name="P526"><text:span text:style-name="T527">Verwijder<text:s/></text:span>de<text:span text:style-name="T528"><text:s/></text:span><text:span text:style-name="T529">injectienaald</text:span><text:s/><text:span text:style-name="T530">van</text:span><text:span text:style-name="T531"><text:s/></text:span>de<text:s/><text:span text:style-name="T532">spuit</text:span><text:span text:style-name="T533"><text:s/></text:span>met<text:span text:style-name="T534"><text:s/></text:span><text:span text:style-name="T535">naaldverwijderaar</text:span><text:span text:style-name="T536"><text:s/></text:span>en<text:s/><text:span text:style-name="T537">doe</text:span><text:s/>de<text:span text:style-name="T538"><text:s/></text:span><text:span text:style-name="T539">naald</text:span><text:span text:style-name="T540"><text:s/></text:span>in<text:span text:style-name="T541"><text:s/>de</text:span><text:s/><text:span text:style-name="T542">naaldenbeker</text:span><text:s/>of<text:span text:style-name="T543"><text:s/></text:span>doe<text:span text:style-name="T544"><text:s/></text:span>de<text:span text:style-name="T545"><text:s/>injectiespuit</text:span><text:s/><text:span text:style-name="T546">in</text:span><text:s/><text:span text:style-name="T547">zijn</text:span><text:span text:style-name="T548"><text:s/></text:span><text:span text:style-name="T549">geheel</text:span><text:span text:style-name="T550"><text:s/></text:span><text:span text:style-name="T551">in</text:span><text:s/>de<text:s/><text:span text:style-name="T552">naaldenbeker.</text:span></text:p>
        </text:list-item>
        <text:list-item>
          <text:p text:style-name="P553"><text:span text:style-name="T554">Ruim</text:span><text:s/><text:span text:style-name="T555">de materialen op.</text:span></text:p>
        </text:list-item>
        <text:list-item>
          <text:p text:style-name="P556">Pas<text:span text:style-name="T557"><text:s/>handhygiëne</text:span><text:span text:style-name="T558"><text:s/></text:span>toe.</text:p>
        </text:list-item>
        <text:list-item>
          <text:p text:style-name="P559"><text:span text:style-name="T560">Teken toedieningslijst<text:s/></text:span>af<text:span text:style-name="T561"><text:s/></text:span>of<text:span text:style-name="T562"><text:s/>noteer</text:span><text:s/><text:span text:style-name="T563">tijdstip,</text:span><text:span text:style-name="T564"><text:s/></text:span><text:span text:style-name="T565">soort medicijn,</text:span><text:span text:style-name="T566"><text:s/></text:span><text:span text:style-name="T567">concentratie,</text:span><text:span text:style-name="T568"><text:s/></text:span><text:span text:style-name="T569">hoeveelheid, wijze van toediening</text:span><text:span text:style-name="T570"><text:s/></text:span>en<text:span text:style-name="T571"><text:s/>noteer</text:span><text:span text:style-name="T572"><text:s/></text:span><text:span text:style-name="T573">bevinding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name="WW_CharLFO2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1.2472in" text:min-label-width="0.25in"/>
      </text:list-level-style-number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23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79" style:parent-style-name="Standard" style:family="paragraph">
      <style:paragraph-properties fo:line-height="5%"/>
    </style:style>
    <style:style style:name="P380" style:parent-style-name="Standard" style:family="paragraph">
      <style:paragraph-properties fo:line-height="0.1506in" fo:margin-left="0.0138in">
        <style:tab-stops/>
      </style:paragraph-properties>
    </style:style>
    <style:style style:name="T381" style:parent-style-name="Absatz-Standardschriftart" style:family="text">
      <style:text-properties style:font-name="Arial" fo:font-size="10pt" style:font-size-asian="10pt"/>
    </style:style>
    <style:style style:name="P382" style:parent-style-name="Standard" style:family="paragraph">
      <style:paragraph-properties fo:line-height="5%"/>
    </style:style>
    <style:style style:name="P383" style:parent-style-name="Standard" style:family="paragraph">
      <style:paragraph-properties fo:line-height="0.1701in" fo:margin-left="0.0138in">
        <style:tab-stops/>
      </style:paragraph-properties>
    </style:style>
    <style:style style:name="T384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376" draw:id="id0" draw:style-name="a0" draw:name="Text Box 2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1140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79"><draw:frame draw:z-index="503311376" draw:id="id3" draw:style-name="a3" draw:name="Text Box 2" text:anchor-type="paragraph" svg:x="0.125in" svg:y="0.14236in" svg:width="4.57222in" svg:height="0.16667in" style:rel-width="scale" style:rel-height="scale"><draw:text-box><text:p text:style-name="P380"><text:span text:style-name="T381">© Vilans | Geldig voor Vilans BTN | Geprint op: maandag 19 februari 2018</text:span></text:p></draw:text-box><svg:title/><svg:desc/></draw:frame></text:p>
      </style:header>
      <style:footer>
        <text:p text:style-name="P382"><draw:frame draw:z-index="503311400" draw:id="id4" draw:style-name="a4" draw:name="Text Box 1" text:anchor-type="paragraph" svg:x="0.96944in" svg:y="10.86597in" svg:width="0.52639in" svg:height="0.18125in" style:rel-width="scale" style:rel-height="scale"><draw:text-box><text:p text:style-name="P383"><text:span text:style-name="T384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6:00Z</meta:creation-date>
    <dc:date>2018-07-05T14:16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52" meta:word-count="476" meta:character-count="3228" meta:row-count="91" meta:non-whitespace-character-count="2789"/>
  </office:meta>
</office:document-meta>
</file>